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irrorControl.startHttpMi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irrorControl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HttpMirror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getClass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HttpMirrorControl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getPor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ini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can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isServerAl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getGui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setPort(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Control.stopHttpMirr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